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draw:marker-end="Arrow" draw:fill="none" draw:fill-color="#ffffff" draw:textarea-horizontal-align="center" draw:textarea-vertical-align="middle" draw:auto-grow-height="false" fo:min-height="0.749cm" fo:min-width="0.499cm" fo:padding-top="0.15cm" fo:padding-bottom="0.15cm" fo:padding-left="0.275cm" fo:padding-right="0.275cm" draw:shadow="hidden"/>
    </style:style>
    <style:style style:name="gr2" style:family="graphic" style:parent-style-name="standard">
      <style:graphic-properties svg:stroke-width="0.051cm" draw:fill="none" draw:fill-color="#ffffff" draw:textarea-horizontal-align="center" draw:textarea-vertical-align="middle" draw:auto-grow-height="false" fo:min-height="0.749cm" fo:min-width="0.499cm" fo:padding-top="0.15cm" fo:padding-bottom="0.15cm" fo:padding-left="0.275cm" fo:padding-right="0.275cm" draw:shadow="hidden"/>
    </style:style>
    <style:style style:name="gr3" style:family="graphic" style:parent-style-name="standard">
      <style:graphic-properties svg:stroke-width="0.05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02cm" draw:marker-start-width="0.276cm" draw:marker-end="Arrow" draw:marker-end-width="0.276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051cm" svg:stroke-color="#000000" draw:fill="none" draw:fill-color="#ffffff" fo:min-height="0.488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end="Arrow" draw:marker-end-width="0.153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cm" svg:height="0cm" svg:x="2.422cm" svg:y="8.928cm" svg:viewBox="0 0 0 0" draw:points="0,0">
          <text:p/>
        </draw:polygon>
        <draw:polyline draw:style-name="gr2" draw:text-style-name="P1" draw:layer="layout" svg:width="0cm" svg:height="0cm" svg:x="2.422cm" svg:y="8.928cm" svg:viewBox="0 0 0 0" draw:points="0,0">
          <text:p/>
        </draw:polyline>
        <draw:g>
          <draw:g>
            <draw:line draw:style-name="gr3" draw:text-style-name="P1" draw:layer="layout" svg:x1="3.632cm" svg:y1="2.578cm" svg:x2="3.632cm" svg:y2="6.286cm">
              <text:p/>
            </draw:line>
            <draw:line draw:style-name="gr3" draw:text-style-name="P1" draw:layer="layout" svg:x1="4.427cm" svg:y1="2.763cm" svg:x2="2.824cm" svg:y2="6.104cm">
              <text:p/>
            </draw:line>
            <draw:line draw:style-name="gr3" draw:text-style-name="P1" draw:layer="layout" svg:x1="5.076cm" svg:y1="3.277cm" svg:x2="2.186cm" svg:y2="5.59cm">
              <text:p/>
            </draw:line>
            <draw:line draw:style-name="gr3" draw:text-style-name="P1" draw:layer="layout" svg:x1="5.438cm" svg:y1="4.023cm" svg:x2="1.834cm" svg:y2="4.851cm">
              <text:p/>
            </draw:line>
            <draw:line draw:style-name="gr3" draw:text-style-name="P1" draw:layer="layout" svg:x1="5.442cm" svg:y1="4.852cm" svg:x2="1.836cm" svg:y2="4.03cm">
              <text:p/>
            </draw:line>
            <draw:line draw:style-name="gr3" draw:text-style-name="P1" draw:layer="layout" svg:x1="5.087cm" svg:y1="5.6cm" svg:x2="2.193cm" svg:y2="3.292cm">
              <text:p/>
            </draw:line>
            <draw:line draw:style-name="gr3" draw:text-style-name="P1" draw:layer="layout" svg:x1="4.445cm" svg:y1="6.111cm" svg:x2="2.836cm" svg:y2="2.773cm">
              <text:p/>
            </draw:line>
          </draw:g>
          <draw:custom-shape draw:style-name="gr4" draw:text-style-name="P1" draw:layer="layout" svg:width="3.106cm" svg:height="3.142cm" svg:x="2.085cm" svg:y="2.8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3.658cm" svg:height="3.708cm" svg:x="1.809cm" svg:y="2.5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4.166cm" svg:height="4.216cm" svg:x="1.555cm" svg:y="2.3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4.674cm" svg:height="4.724cm" svg:x="1.301cm" svg:y="2.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5.182cm" svg:height="5.232cm" svg:x="1.047cm" svg:y="1.8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5.69cm" svg:height="5.74cm" svg:x="0.793cm" svg:y="1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6" draw:text-style-name="P1" draw:layer="layout" svg:width="0.522cm" svg:height="0.359cm" svg:x="5.871cm" svg:y="4.2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0.595cm" svg:height="0.109cm" svg:x="6.409cm" svg:y="4.352cm">
              <text:p/>
              <draw:enhanced-geometry svg:viewBox="0 0 21600 21600" draw:type="rectangle" draw:enhanced-path="M 0 0 L 21600 0 21600 21600 0 21600 0 0 Z N"/>
            </draw:custom-shape>
          </draw:g>
          <draw:polygon draw:style-name="gr1" draw:text-style-name="P1" draw:layer="layout" svg:width="0cm" svg:height="0cm" svg:x="5.583cm" svg:y="0.106cm" svg:viewBox="0 0 0 0" draw:points="0,0">
            <text:p/>
          </draw:polygon>
          <draw:polyline draw:style-name="gr2" draw:text-style-name="P1" draw:layer="layout" svg:width="0cm" svg:height="0cm" svg:x="5.583cm" svg:y="0.106cm" svg:viewBox="0 0 0 0" draw:points="0,0">
            <text:p/>
          </draw:polyline>
          <draw:path draw:style-name="gr7" draw:text-style-name="P1" draw:layer="layout" svg:width="1.999cm" svg:height="0.289cm" draw:transform="rotate (-0.0806342114421386) translate (2.5343542418952cm 1.09999606403517cm)" svg:viewBox="0 0 2000 290" svg:d="M0 290c668-298 1336-361 2000-214">
            <text:p/>
          </draw:path>
          <draw:frame draw:style-name="gr8" draw:text-style-name="P2" draw:layer="layout" svg:width="4.419cm" svg:height="0.788cm" svg:x="1.303cm" svg:y="0.281cm">
            <draw:text-box>
              <text:p><text:span text:style-name="T1">Direction of Rotation</text:span></text:p>
            </draw:text-box>
          </draw:frame>
          <draw:frame draw:style-name="gr8" draw:text-style-name="P2" draw:layer="layout" svg:width="1.621cm" svg:height="0.788cm" svg:x="5.704cm" svg:y="1.081cm">
            <draw:text-box>
              <text:p><text:span text:style-name="T1">Track</text:span></text:p>
            </draw:text-box>
          </draw:frame>
          <draw:frame draw:style-name="gr8" draw:text-style-name="P2" draw:layer="layout" svg:width="1.857cm" svg:height="0.788cm" svg:x="6.105cm" svg:y="2.081cm">
            <draw:text-box>
              <text:p><text:span text:style-name="T1">Sector</text:span></text:p>
            </draw:text-box>
          </draw:frame>
          <draw:frame draw:style-name="gr8" draw:text-style-name="P2" draw:layer="layout" svg:width="3.808cm" svg:height="1.257cm" svg:x="6.906cm" svg:y="4.033cm">
            <draw:text-box>
              <text:p><text:span text:style-name="T1">Read/Write </text:span><text:span text:style-name="T1"><text:line-break/></text:span><text:span text:style-name="T1"> <text:s text:c="2"/>Head</text:span></text:p>
            </draw:text-box>
          </draw:frame>
          <draw:line draw:style-name="gr9" draw:text-style-name="P1" draw:layer="layout" svg:x1="5.951cm" svg:y1="1.627cm" svg:x2="5.104cm" svg:y2="2.104cm">
            <text:p/>
          </draw:line>
          <draw:line draw:style-name="gr9" draw:text-style-name="P1" draw:layer="layout" svg:x1="6.268cm" svg:y1="2.606cm" svg:x2="5.157cm" svg:y2="3.69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65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1T08:35:40</meta:creation-date>
    <dc:date>2015-06-21T12:22:22.717403206</dc:date>
    <meta:editing-duration>PT17M47S</meta:editing-duration>
    <meta:editing-cycles>3</meta:editing-cycles>
    <meta:generator>LibreOffice/4.3.7.2$Linux_ARM_EABI LibreOffice_project/430m0$Build-2</meta:generator>
    <dc:creator>Peter Desnoyers</dc:creator>
    <meta:document-statistic meta:object-count="29"/>
  </office:meta>
</office:document-meta>
</file>